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6.3in" svg:height="3.5438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iki</meta:initial-creator>
    <dc:creator>kiki</dc:creator>
    <meta:creation-date>2018-04-30T13:39:00Z</meta:creation-date>
    <dc:date>2018-04-30T13:4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